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2043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1.5575in"/>
    </style:style>
    <style:style style:name="co8" style:family="table-column">
      <style:table-column-properties fo:break-before="auto" style:column-width="1.28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orking" table:style-name="ta1">
        <table:shapes>
          <draw:frame draw:z-index="0" draw:style-name="gr1" draw:text-style-name="P1" svg:width="10.6457in" svg:height="6.4839in" svg:x="5.3122in" svg:y="0.1776in">
            <draw:object draw:notify-on-update-of-ranges="working.A1:working.A1 working.A2:working.A49 working.C1:working.C1 working.C2:working.C49 working.D1:working.D1 working.D2:working.D49 working.E1:working.E1 working.E2:working.E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9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fixe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2833.45" calcext:value-type="float">
            <text:p>283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office:value-type="float" office:value="20837216.4484" calcext:value-type="float">
            <text:p>20837216.4484</text:p>
          </table:table-cell>
          <table:table-cell table:formula="of:=[.H$52]" office:value-type="float" office:value="4104.58551547966" calcext:value-type="float">
            <text:p>4104.58551547966</text:p>
          </table:table-cell>
          <table:table-cell table:formula="of:=[.D2]*-1" office:value-type="float" office:value="-0" calcext:value-type="float">
            <text:p>0</text:p>
          </table:table-cell>
          <table:table-cell table:formula="of:=[.C2]*-1" office:value-type="float" office:value="-2833.45" calcext:value-type="float">
            <text:p>-2833.45</text:p>
          </table:table-cell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628.36" calcext:value-type="float">
            <text:p>2628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office:value-type="float" office:value="18415598.9956" calcext:value-type="float">
            <text:p>18415598.9956</text:p>
          </table:table-cell>
          <table:table-cell table:formula="of:=[.H$52]" office:value-type="float" office:value="4104.58551547966" calcext:value-type="float">
            <text:p>4104.58551547966</text:p>
          </table:table-cell>
          <table:table-cell table:formula="of:=[.D3]*-1" office:value-type="float" office:value="-0" calcext:value-type="float">
            <text:p>0</text:p>
          </table:table-cell>
          <table:table-cell table:formula="of:=[.C3]*-1" office:value-type="float" office:value="-2628.36" calcext:value-type="float">
            <text:p>-2628.36</text:p>
          </table:table-cell>
        </table:table-row>
        <table:table-row table:style-name="ro1">
          <table:table-cell office:value-type="string" calcext:value-type="string">
            <text:p>01:00:00 AM</text:p>
          </table:table-cell>
          <table:table-cell office:value-type="float" office:value="2943.09" calcext:value-type="float">
            <text:p>2943.09</text:p>
          </table:table-cell>
          <table:table-cell office:value-type="float" office:value="2418.52" calcext:value-type="float">
            <text:p>2418.52</text:p>
          </table:table-cell>
          <table:table-cell office:value-type="float" office:value="524.569" calcext:value-type="float">
            <text:p>524.569</text:p>
          </table:table-cell>
          <table:table-cell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office:value-type="float" office:value="13090719.9721" calcext:value-type="float">
            <text:p>13090719.9721</text:p>
          </table:table-cell>
          <table:table-cell table:formula="of:=[.H$52]" office:value-type="float" office:value="4104.58551547966" calcext:value-type="float">
            <text:p>4104.58551547966</text:p>
          </table:table-cell>
          <table:table-cell table:formula="of:=[.D4]*-1" office:value-type="float" office:value="-524.569" calcext:value-type="float">
            <text:p>-524.569</text:p>
          </table:table-cell>
          <table:table-cell table:formula="of:=[.C4]*-1" office:value-type="float" office:value="-2418.52" calcext:value-type="float">
            <text:p>-2418.52</text:p>
          </table:table-cell>
        </table:table-row>
        <table:table-row table:style-name="ro1">
          <table:table-cell office:value-type="string" calcext:value-type="string">
            <text:p>01:30:00 AM</text:p>
          </table:table-cell>
          <table:table-cell office:value-type="float" office:value="2743.71" calcext:value-type="float">
            <text:p>2743.71</text:p>
          </table:table-cell>
          <table:table-cell office:value-type="float" office:value="2219.14" calcext:value-type="float">
            <text:p>2219.14</text:p>
          </table:table-cell>
          <table:table-cell office:value-type="float" office:value="524.569" calcext:value-type="float">
            <text:p>524.569</text:p>
          </table:table-cell>
          <table:table-cell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office:value-type="float" office:value="17132397.1569" calcext:value-type="float">
            <text:p>17132397.1569</text:p>
          </table:table-cell>
          <table:table-cell table:formula="of:=[.H$52]" office:value-type="float" office:value="4104.58551547966" calcext:value-type="float">
            <text:p>4104.58551547966</text:p>
          </table:table-cell>
          <table:table-cell table:formula="of:=[.D5]*-1" office:value-type="float" office:value="-524.569" calcext:value-type="float">
            <text:p>-524.569</text:p>
          </table:table-cell>
          <table:table-cell table:formula="of:=[.C5]*-1" office:value-type="float" office:value="-2219.14" calcext:value-type="float">
            <text:p>-2219.14</text:p>
          </table:table-cell>
        </table:table-row>
        <table:table-row table:style-name="ro1">
          <table:table-cell office:value-type="string" calcext:value-type="string">
            <text:p>02:00:00 AM</text:p>
          </table:table-cell>
          <table:table-cell office:value-type="float" office:value="2633.03" calcext:value-type="float">
            <text:p>2633.03</text:p>
          </table:table-cell>
          <table:table-cell office:value-type="float" office:value="2108.46" calcext:value-type="float">
            <text:p>2108.46</text:p>
          </table:table-cell>
          <table:table-cell office:value-type="float" office:value="524.569" calcext:value-type="float">
            <text:p>524.569</text:p>
          </table:table-cell>
          <table:table-cell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office:value-type="float" office:value="15932551.2336" calcext:value-type="float">
            <text:p>15932551.2336</text:p>
          </table:table-cell>
          <table:table-cell table:formula="of:=[.H$52]" office:value-type="float" office:value="4104.58551547966" calcext:value-type="float">
            <text:p>4104.58551547966</text:p>
          </table:table-cell>
          <table:table-cell table:formula="of:=[.D6]*-1" office:value-type="float" office:value="-524.569" calcext:value-type="float">
            <text:p>-524.569</text:p>
          </table:table-cell>
          <table:table-cell table:formula="of:=[.C6]*-1" office:value-type="float" office:value="-2108.46" calcext:value-type="float">
            <text:p>-2108.46</text:p>
          </table:table-cell>
        </table:table-row>
        <table:table-row table:style-name="ro1">
          <table:table-cell office:value-type="string" calcext:value-type="string">
            <text:p>02:30:00 AM</text:p>
          </table:table-cell>
          <table:table-cell office:value-type="float" office:value="3044.21" calcext:value-type="float">
            <text:p>3044.21</text:p>
          </table:table-cell>
          <table:table-cell office:value-type="float" office:value="1995.07" calcext:value-type="float">
            <text:p>1995.07</text:p>
          </table:table-cell>
          <table:table-cell office:value-type="float" office:value="1049.14" calcext:value-type="float">
            <text:p>1049.14</text:p>
          </table:table-cell>
          <table:table-cell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office:value-type="float" office:value="17925062.44" calcext:value-type="float">
            <text:p>17925062.44</text:p>
          </table:table-cell>
          <table:table-cell table:formula="of:=[.H$52]" office:value-type="float" office:value="4104.58551547966" calcext:value-type="float">
            <text:p>4104.58551547966</text:p>
          </table:table-cell>
          <table:table-cell table:formula="of:=[.D7]*-1" office:value-type="float" office:value="-1049.14" calcext:value-type="float">
            <text:p>-1049.14</text:p>
          </table:table-cell>
          <table:table-cell table:formula="of:=[.C7]*-1" office:value-type="float" office:value="-1995.07" calcext:value-type="float">
            <text:p>-1995.07</text:p>
          </table:table-cell>
        </table:table-row>
        <table:table-row table:style-name="ro1">
          <table:table-cell office:value-type="string" calcext:value-type="string">
            <text:p>03:00:00 AM</text:p>
          </table:table-cell>
          <table:table-cell office:value-type="float" office:value="2942.1" calcext:value-type="float">
            <text:p>2942.1</text:p>
          </table:table-cell>
          <table:table-cell office:value-type="float" office:value="1892.96" calcext:value-type="float">
            <text:p>1892.96</text:p>
          </table:table-cell>
          <table:table-cell office:value-type="float" office:value="1049.14" calcext:value-type="float">
            <text:p>1049.14</text:p>
          </table:table-cell>
          <table:table-cell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office:value-type="float" office:value="16790735.5225" calcext:value-type="float">
            <text:p>16790735.5225</text:p>
          </table:table-cell>
          <table:table-cell table:formula="of:=[.H$52]" office:value-type="float" office:value="4104.58551547966" calcext:value-type="float">
            <text:p>4104.58551547966</text:p>
          </table:table-cell>
          <table:table-cell table:formula="of:=[.D8]*-1" office:value-type="float" office:value="-1049.14" calcext:value-type="float">
            <text:p>-1049.14</text:p>
          </table:table-cell>
          <table:table-cell table:formula="of:=[.C8]*-1" office:value-type="float" office:value="-1892.96" calcext:value-type="float">
            <text:p>-1892.96</text:p>
          </table:table-cell>
        </table:table-row>
        <table:table-row table:style-name="ro1">
          <table:table-cell office:value-type="string" calcext:value-type="string">
            <text:p>03:30:00 AM</text:p>
          </table:table-cell>
          <table:table-cell office:value-type="float" office:value="2868.08" calcext:value-type="float">
            <text:p>2868.08</text:p>
          </table:table-cell>
          <table:table-cell office:value-type="float" office:value="1818.94" calcext:value-type="float">
            <text:p>1818.94</text:p>
          </table:table-cell>
          <table:table-cell office:value-type="float" office:value="1049.14" calcext:value-type="float">
            <text:p>1049.14</text:p>
          </table:table-cell>
          <table:table-cell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office:value-type="float" office:value="7944956.9424" calcext:value-type="float">
            <text:p>7944956.9424</text:p>
          </table:table-cell>
          <table:table-cell table:formula="of:=[.H$52]" office:value-type="float" office:value="4104.58551547966" calcext:value-type="float">
            <text:p>4104.58551547966</text:p>
          </table:table-cell>
          <table:table-cell table:formula="of:=[.D9]*-1" office:value-type="float" office:value="-1049.14" calcext:value-type="float">
            <text:p>-1049.14</text:p>
          </table:table-cell>
          <table:table-cell table:formula="of:=[.C9]*-1" office:value-type="float" office:value="-1818.94" calcext:value-type="float">
            <text:p>-1818.94</text:p>
          </table:table-cell>
        </table:table-row>
        <table:table-row table:style-name="ro1">
          <table:table-cell office:value-type="string" calcext:value-type="string">
            <text:p>04:00:00 AM</text:p>
          </table:table-cell>
          <table:table-cell office:value-type="float" office:value="2804.59" calcext:value-type="float">
            <text:p>2804.59</text:p>
          </table:table-cell>
          <table:table-cell office:value-type="float" office:value="1755.45" calcext:value-type="float">
            <text:p>1755.45</text:p>
          </table:table-cell>
          <table:table-cell office:value-type="float" office:value="1049.14" calcext:value-type="float">
            <text:p>1049.14</text:p>
          </table:table-cell>
          <table:table-cell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office:value-type="float" office:value="9781006.0516" calcext:value-type="float">
            <text:p>9781006.0516</text:p>
          </table:table-cell>
          <table:table-cell table:formula="of:=[.H$52]" office:value-type="float" office:value="4104.58551547966" calcext:value-type="float">
            <text:p>4104.58551547966</text:p>
          </table:table-cell>
          <table:table-cell table:formula="of:=[.D10]*-1" office:value-type="float" office:value="-1049.14" calcext:value-type="float">
            <text:p>-1049.14</text:p>
          </table:table-cell>
          <table:table-cell table:formula="of:=[.C10]*-1" office:value-type="float" office:value="-1755.45" calcext:value-type="float">
            <text:p>-1755.45</text:p>
          </table:table-cell>
        </table:table-row>
        <table:table-row table:style-name="ro1">
          <table:table-cell office:value-type="string" calcext:value-type="string">
            <text:p>04:30:00 AM</text:p>
          </table:table-cell>
          <table:table-cell office:value-type="float" office:value="2753.39" calcext:value-type="float">
            <text:p>2753.39</text:p>
          </table:table-cell>
          <table:table-cell office:value-type="float" office:value="1704.25" calcext:value-type="float">
            <text:p>1704.25</text:p>
          </table:table-cell>
          <table:table-cell office:value-type="float" office:value="1049.14" calcext:value-type="float">
            <text:p>1049.14</text:p>
          </table:table-cell>
          <table:table-cell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office:value-type="float" office:value="11920584.8644" calcext:value-type="float">
            <text:p>11920584.8644</text:p>
          </table:table-cell>
          <table:table-cell table:formula="of:=[.H$52]" office:value-type="float" office:value="4104.58551547966" calcext:value-type="float">
            <text:p>4104.58551547966</text:p>
          </table:table-cell>
          <table:table-cell table:formula="of:=[.D11]*-1" office:value-type="float" office:value="-1049.14" calcext:value-type="float">
            <text:p>-1049.14</text:p>
          </table:table-cell>
          <table:table-cell table:formula="of:=[.C11]*-1" office:value-type="float" office:value="-1704.25" calcext:value-type="float">
            <text:p>-1704.25</text:p>
          </table:table-cell>
        </table:table-row>
        <table:table-row table:style-name="ro1">
          <table:table-cell office:value-type="string" calcext:value-type="string">
            <text:p>05:00:00 AM</text:p>
          </table:table-cell>
          <table:table-cell office:value-type="float" office:value="2754.43" calcext:value-type="float">
            <text:p>2754.43</text:p>
          </table:table-cell>
          <table:table-cell office:value-type="float" office:value="1705.29" calcext:value-type="float">
            <text:p>1705.29</text:p>
          </table:table-cell>
          <table:table-cell office:value-type="float" office:value="1049.14" calcext:value-type="float">
            <text:p>1049.14</text:p>
          </table:table-cell>
          <table:table-cell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office:value-type="float" office:value="7113689.1225" calcext:value-type="float">
            <text:p>7113689.1225</text:p>
          </table:table-cell>
          <table:table-cell table:formula="of:=[.H$52]" office:value-type="float" office:value="4104.58551547966" calcext:value-type="float">
            <text:p>4104.58551547966</text:p>
          </table:table-cell>
          <table:table-cell table:formula="of:=[.D12]*-1" office:value-type="float" office:value="-1049.14" calcext:value-type="float">
            <text:p>-1049.14</text:p>
          </table:table-cell>
          <table:table-cell table:formula="of:=[.C12]*-1" office:value-type="float" office:value="-1705.29" calcext:value-type="float">
            <text:p>-1705.29</text:p>
          </table:table-cell>
        </table:table-row>
        <table:table-row table:style-name="ro1">
          <table:table-cell office:value-type="string" calcext:value-type="string">
            <text:p>05:30:00 AM</text:p>
          </table:table-cell>
          <table:table-cell office:value-type="float" office:value="2743.47" calcext:value-type="float">
            <text:p>2743.47</text:p>
          </table:table-cell>
          <table:table-cell office:value-type="float" office:value="1694.34" calcext:value-type="float">
            <text:p>1694.34</text:p>
          </table:table-cell>
          <table:table-cell office:value-type="float" office:value="1049.14" calcext:value-type="float">
            <text:p>1049.14</text:p>
          </table:table-cell>
          <table:table-cell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office:value-type="float" office:value="14690509.1524" calcext:value-type="float">
            <text:p>14690509.1524</text:p>
          </table:table-cell>
          <table:table-cell table:formula="of:=[.H$52]" office:value-type="float" office:value="4104.58551547966" calcext:value-type="float">
            <text:p>4104.58551547966</text:p>
          </table:table-cell>
          <table:table-cell table:formula="of:=[.D13]*-1" office:value-type="float" office:value="-1049.14" calcext:value-type="float">
            <text:p>-1049.14</text:p>
          </table:table-cell>
          <table:table-cell table:formula="of:=[.C13]*-1" office:value-type="float" office:value="-1694.34" calcext:value-type="float">
            <text:p>-1694.34</text:p>
          </table:table-cell>
        </table:table-row>
        <table:table-row table:style-name="ro1">
          <table:table-cell office:value-type="string" calcext:value-type="string">
            <text:p>06:00:00 AM</text:p>
          </table:table-cell>
          <table:table-cell office:value-type="float" office:value="2730.5" calcext:value-type="float">
            <text:p>2730.5</text:p>
          </table:table-cell>
          <table:table-cell office:value-type="float" office:value="1681.36" calcext:value-type="float">
            <text:p>1681.36</text:p>
          </table:table-cell>
          <table:table-cell office:value-type="float" office:value="1049.14" calcext:value-type="float">
            <text:p>1049.14</text:p>
          </table:table-cell>
          <table:table-cell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office:value-type="float" office:value="9172841.9689" calcext:value-type="float">
            <text:p>9172841.9689</text:p>
          </table:table-cell>
          <table:table-cell table:formula="of:=[.H$52]" office:value-type="float" office:value="4104.58551547966" calcext:value-type="float">
            <text:p>4104.58551547966</text:p>
          </table:table-cell>
          <table:table-cell table:formula="of:=[.D14]*-1" office:value-type="float" office:value="-1049.14" calcext:value-type="float">
            <text:p>-1049.14</text:p>
          </table:table-cell>
          <table:table-cell table:formula="of:=[.C14]*-1" office:value-type="float" office:value="-1681.36" calcext:value-type="float">
            <text:p>-1681.36</text:p>
          </table:table-cell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2773.14" calcext:value-type="float">
            <text:p>2773.14</text:p>
          </table:table-cell>
          <table:table-cell office:value-type="float" office:value="1728.39" calcext:value-type="float">
            <text:p>1728.39</text:p>
          </table:table-cell>
          <table:table-cell office:value-type="float" office:value="1049.14" calcext:value-type="float">
            <text:p>1049.14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office:value-type="float" office:value="15006636.3456" calcext:value-type="float">
            <text:p>15006636.3456</text:p>
          </table:table-cell>
          <table:table-cell table:formula="of:=[.H$52]" office:value-type="float" office:value="4104.58551547966" calcext:value-type="float">
            <text:p>4104.58551547966</text:p>
          </table:table-cell>
          <table:table-cell table:formula="of:=[.D15]*-1" office:value-type="float" office:value="-1049.14" calcext:value-type="float">
            <text:p>-1049.14</text:p>
          </table:table-cell>
          <table:table-cell table:formula="of:=[.C15]*-1" office:value-type="float" office:value="-1728.39" calcext:value-type="float">
            <text:p>-1728.39</text:p>
          </table:table-cell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2830.4" calcext:value-type="float">
            <text:p>2830.4</text:p>
          </table:table-cell>
          <table:table-cell office:value-type="float" office:value="1785.65" calcext:value-type="float">
            <text:p>1785.65</text:p>
          </table:table-cell>
          <table:table-cell office:value-type="float" office:value="1049.14" calcext:value-type="float">
            <text:p>1049.14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office:value-type="float" office:value="7672346.01" calcext:value-type="float">
            <text:p>7672346.01</text:p>
          </table:table-cell>
          <table:table-cell table:formula="of:=[.H$52]" office:value-type="float" office:value="4104.58551547966" calcext:value-type="float">
            <text:p>4104.58551547966</text:p>
          </table:table-cell>
          <table:table-cell table:formula="of:=[.D16]*-1" office:value-type="float" office:value="-1049.14" calcext:value-type="float">
            <text:p>-1049.14</text:p>
          </table:table-cell>
          <table:table-cell table:formula="of:=[.C16]*-1" office:value-type="float" office:value="-1785.65" calcext:value-type="float">
            <text:p>-1785.65</text:p>
          </table:table-cell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2832.77" calcext:value-type="float">
            <text:p>2832.77</text:p>
          </table:table-cell>
          <table:table-cell office:value-type="float" office:value="1893.03" calcext:value-type="float">
            <text:p>1893.03</text:p>
          </table:table-cell>
          <table:table-cell office:value-type="float" office:value="1049.14" calcext:value-type="float">
            <text:p>1049.14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office:value-type="float" office:value="10249602.25" calcext:value-type="float">
            <text:p>10249602.25</text:p>
          </table:table-cell>
          <table:table-cell table:formula="of:=[.H$52]" office:value-type="float" office:value="4104.58551547966" calcext:value-type="float">
            <text:p>4104.58551547966</text:p>
          </table:table-cell>
          <table:table-cell table:formula="of:=[.D17]*-1" office:value-type="float" office:value="-1049.14" calcext:value-type="float">
            <text:p>-1049.14</text:p>
          </table:table-cell>
          <table:table-cell table:formula="of:=[.C17]*-1" office:value-type="float" office:value="-1893.03" calcext:value-type="float">
            <text:p>-1893.03</text:p>
          </table:table-cell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974.97" calcext:value-type="float">
            <text:p>2974.97</text:p>
          </table:table-cell>
          <table:table-cell office:value-type="float" office:value="2035.23" calcext:value-type="float">
            <text:p>2035.23</text:p>
          </table:table-cell>
          <table:table-cell office:value-type="float" office:value="1049.14" calcext:value-type="float">
            <text:p>1049.14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office:value-type="float" office:value="6782065.9776" calcext:value-type="float">
            <text:p>6782065.9776</text:p>
          </table:table-cell>
          <table:table-cell table:formula="of:=[.H$52]" office:value-type="float" office:value="4104.58551547966" calcext:value-type="float">
            <text:p>4104.58551547966</text:p>
          </table:table-cell>
          <table:table-cell table:formula="of:=[.D18]*-1" office:value-type="float" office:value="-1049.14" calcext:value-type="float">
            <text:p>-1049.14</text:p>
          </table:table-cell>
          <table:table-cell table:formula="of:=[.C18]*-1" office:value-type="float" office:value="-2035.23" calcext:value-type="float">
            <text:p>-2035.23</text:p>
          </table:table-cell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3008.24" calcext:value-type="float">
            <text:p>3008.24</text:p>
          </table:table-cell>
          <table:table-cell office:value-type="float" office:value="2223.73" calcext:value-type="float">
            <text:p>2223.73</text:p>
          </table:table-cell>
          <table:table-cell office:value-type="float" office:value="1049.14" calcext:value-type="float">
            <text:p>1049.14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office:value-type="float" office:value="9571412.8129" calcext:value-type="float">
            <text:p>9571412.8129</text:p>
          </table:table-cell>
          <table:table-cell table:formula="of:=[.H$52]" office:value-type="float" office:value="4104.58551547966" calcext:value-type="float">
            <text:p>4104.58551547966</text:p>
          </table:table-cell>
          <table:table-cell table:formula="of:=[.D19]*-1" office:value-type="float" office:value="-1049.14" calcext:value-type="float">
            <text:p>-1049.14</text:p>
          </table:table-cell>
          <table:table-cell table:formula="of:=[.C19]*-1" office:value-type="float" office:value="-2223.73" calcext:value-type="float">
            <text:p>-2223.73</text:p>
          </table:table-cell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735.62" calcext:value-type="float">
            <text:p>2735.62</text:p>
          </table:table-cell>
          <table:table-cell office:value-type="float" office:value="2475.68" calcext:value-type="float">
            <text:p>2475.68</text:p>
          </table:table-cell>
          <table:table-cell office:value-type="float" office:value="524.569" calcext:value-type="float">
            <text:p>524.569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office:value-type="float" office:value="11762842.09" calcext:value-type="float">
            <text:p>11762842.09</text:p>
          </table:table-cell>
          <table:table-cell table:formula="of:=[.H$52]" office:value-type="float" office:value="4104.58551547966" calcext:value-type="float">
            <text:p>4104.58551547966</text:p>
          </table:table-cell>
          <table:table-cell table:formula="of:=[.D20]*-1" office:value-type="float" office:value="-524.569" calcext:value-type="float">
            <text:p>-524.569</text:p>
          </table:table-cell>
          <table:table-cell table:formula="of:=[.C20]*-1" office:value-type="float" office:value="-2475.68" calcext:value-type="float">
            <text:p>-2475.68</text:p>
          </table:table-cell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725.61" calcext:value-type="float">
            <text:p>2725.61</text:p>
          </table:table-cell>
          <table:table-cell office:value-type="float" office:value="2711.49" calcext:value-type="float">
            <text:p>2711.49</text:p>
          </table:table-cell>
          <table:table-cell office:value-type="float" office:value="524.569" calcext:value-type="float">
            <text:p>524.569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office:value-type="float" office:value="15145562.3929" calcext:value-type="float">
            <text:p>15145562.3929</text:p>
          </table:table-cell>
          <table:table-cell table:formula="of:=[.H$52]" office:value-type="float" office:value="4104.58551547966" calcext:value-type="float">
            <text:p>4104.58551547966</text:p>
          </table:table-cell>
          <table:table-cell table:formula="of:=[.D21]*-1" office:value-type="float" office:value="-524.569" calcext:value-type="float">
            <text:p>-524.569</text:p>
          </table:table-cell>
          <table:table-cell table:formula="of:=[.C21]*-1" office:value-type="float" office:value="-2711.49" calcext:value-type="float">
            <text:p>-2711.49</text:p>
          </table:table-cell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922.53" calcext:value-type="float">
            <text:p>2922.53</text:p>
          </table:table-cell>
          <table:table-cell office:value-type="float" office:value="2908.41" calcext:value-type="float">
            <text:p>2908.41</text:p>
          </table:table-cell>
          <table:table-cell office:value-type="float" office:value="524.569" calcext:value-type="float">
            <text:p>524.569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office:value-type="float" office:value="14143992.7225" calcext:value-type="float">
            <text:p>14143992.7225</text:p>
          </table:table-cell>
          <table:table-cell table:formula="of:=[.H$52]" office:value-type="float" office:value="4104.58551547966" calcext:value-type="float">
            <text:p>4104.58551547966</text:p>
          </table:table-cell>
          <table:table-cell table:formula="of:=[.D22]*-1" office:value-type="float" office:value="-524.569" calcext:value-type="float">
            <text:p>-524.569</text:p>
          </table:table-cell>
          <table:table-cell table:formula="of:=[.C22]*-1" office:value-type="float" office:value="-2908.41" calcext:value-type="float">
            <text:p>-2908.41</text:p>
          </table:table-cell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998.48" calcext:value-type="float">
            <text:p>2998.48</text:p>
          </table:table-cell>
          <table:table-cell office:value-type="float" office:value="3102.73" calcext:value-type="float">
            <text:p>3102.73</text:p>
          </table:table-cell>
          <table:table-cell office:value-type="float" office:value="1049.14" calcext:value-type="float">
            <text:p>1049.14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office:value-type="float" office:value="17337730.0996" calcext:value-type="float">
            <text:p>17337730.0996</text:p>
          </table:table-cell>
          <table:table-cell table:formula="of:=[.H$52]" office:value-type="float" office:value="4104.58551547966" calcext:value-type="float">
            <text:p>4104.58551547966</text:p>
          </table:table-cell>
          <table:table-cell table:formula="of:=[.D23]*-1" office:value-type="float" office:value="-1049.14" calcext:value-type="float">
            <text:p>-1049.14</text:p>
          </table:table-cell>
          <table:table-cell table:formula="of:=[.C23]*-1" office:value-type="float" office:value="-3102.73" calcext:value-type="float">
            <text:p>-3102.73</text:p>
          </table:table-cell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660.14" calcext:value-type="float">
            <text:p>2660.14</text:p>
          </table:table-cell>
          <table:table-cell office:value-type="float" office:value="3288.95" calcext:value-type="float">
            <text:p>3288.95</text:p>
          </table:table-cell>
          <table:table-cell office:value-type="float" office:value="524.569" calcext:value-type="float">
            <text:p>524.569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office:value-type="float" office:value="23093695.2481" calcext:value-type="float">
            <text:p>23093695.2481</text:p>
          </table:table-cell>
          <table:table-cell table:formula="of:=[.H$52]" office:value-type="float" office:value="4104.58551547966" calcext:value-type="float">
            <text:p>4104.58551547966</text:p>
          </table:table-cell>
          <table:table-cell table:formula="of:=[.D24]*-1" office:value-type="float" office:value="-524.569" calcext:value-type="float">
            <text:p>-524.569</text:p>
          </table:table-cell>
          <table:table-cell table:formula="of:=[.C24]*-1" office:value-type="float" office:value="-3288.95" calcext:value-type="float">
            <text:p>-3288.95</text:p>
          </table:table-cell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3066.71" calcext:value-type="float">
            <text:p>3066.71</text:p>
          </table:table-cell>
          <table:table-cell office:value-type="float" office:value="3470.44" calcext:value-type="float">
            <text:p>3470.44</text:p>
          </table:table-cell>
          <table:table-cell office:value-type="float" office:value="1049.14" calcext:value-type="float">
            <text:p>1049.14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office:value-type="float" office:value="22544358.6481" calcext:value-type="float">
            <text:p>22544358.6481</text:p>
          </table:table-cell>
          <table:table-cell table:formula="of:=[.H$52]" office:value-type="float" office:value="4104.58551547966" calcext:value-type="float">
            <text:p>4104.58551547966</text:p>
          </table:table-cell>
          <table:table-cell table:formula="of:=[.D25]*-1" office:value-type="float" office:value="-1049.14" calcext:value-type="float">
            <text:p>-1049.14</text:p>
          </table:table-cell>
          <table:table-cell table:formula="of:=[.C25]*-1" office:value-type="float" office:value="-3470.44" calcext:value-type="float">
            <text:p>-3470.44</text:p>
          </table:table-cell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3147.47" calcext:value-type="float">
            <text:p>3147.47</text:p>
          </table:table-cell>
          <table:table-cell office:value-type="float" office:value="3551.2" calcext:value-type="float">
            <text:p>3551.2</text:p>
          </table:table-cell>
          <table:table-cell office:value-type="float" office:value="1049.14" calcext:value-type="float">
            <text:p>1049.14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office:value-type="float" office:value="16556028.5881" calcext:value-type="float">
            <text:p>16556028.5881</text:p>
          </table:table-cell>
          <table:table-cell table:formula="of:=[.H$52]" office:value-type="float" office:value="4104.58551547966" calcext:value-type="float">
            <text:p>4104.58551547966</text:p>
          </table:table-cell>
          <table:table-cell table:formula="of:=[.D26]*-1" office:value-type="float" office:value="-1049.14" calcext:value-type="float">
            <text:p>-1049.14</text:p>
          </table:table-cell>
          <table:table-cell table:formula="of:=[.C26]*-1" office:value-type="float" office:value="-3551.2" calcext:value-type="float">
            <text:p>-3551.2</text:p>
          </table:table-cell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2695.75" calcext:value-type="float">
            <text:p>2695.75</text:p>
          </table:table-cell>
          <table:table-cell office:value-type="float" office:value="3521.59" calcext:value-type="float">
            <text:p>3521.59</text:p>
          </table:table-cell>
          <table:table-cell office:value-type="float" office:value="1573.71" calcext:value-type="float">
            <text:p>1573.71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office:value-type="float" office:value="5271156.81" calcext:value-type="float">
            <text:p>5271156.81</text:p>
          </table:table-cell>
          <table:table-cell table:formula="of:=[.H$52]" office:value-type="float" office:value="4104.58551547966" calcext:value-type="float">
            <text:p>4104.58551547966</text:p>
          </table:table-cell>
          <table:table-cell table:formula="of:=[.D27]*-1" office:value-type="float" office:value="-1573.71" calcext:value-type="float">
            <text:p>-1573.71</text:p>
          </table:table-cell>
          <table:table-cell table:formula="of:=[.C27]*-1" office:value-type="float" office:value="-3521.59" calcext:value-type="float">
            <text:p>-3521.59</text:p>
          </table:table-cell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3059.51" calcext:value-type="float">
            <text:p>3059.51</text:p>
          </table:table-cell>
          <table:table-cell office:value-type="float" office:value="3360.78" calcext:value-type="float">
            <text:p>3360.78</text:p>
          </table:table-cell>
          <table:table-cell office:value-type="float" office:value="2098.28" calcext:value-type="float">
            <text:p>2098.28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office:value-type="float" office:value="6125229.0064" calcext:value-type="float">
            <text:p>6125229.0064</text:p>
          </table:table-cell>
          <table:table-cell table:formula="of:=[.H$52]" office:value-type="float" office:value="4104.58551547966" calcext:value-type="float">
            <text:p>4104.58551547966</text:p>
          </table:table-cell>
          <table:table-cell table:formula="of:=[.D28]*-1" office:value-type="float" office:value="-2098.28" calcext:value-type="float">
            <text:p>-2098.28</text:p>
          </table:table-cell>
          <table:table-cell table:formula="of:=[.C28]*-1" office:value-type="float" office:value="-3360.78" calcext:value-type="float">
            <text:p>-3360.78</text:p>
          </table:table-cell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924.03" calcext:value-type="float">
            <text:p>2924.03</text:p>
          </table:table-cell>
          <table:table-cell office:value-type="float" office:value="3110.12" calcext:value-type="float">
            <text:p>3110.12</text:p>
          </table:table-cell>
          <table:table-cell office:value-type="float" office:value="1049.14" calcext:value-type="float">
            <text:p>1049.14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office:value-type="float" office:value="16743481.9344" calcext:value-type="float">
            <text:p>16743481.9344</text:p>
          </table:table-cell>
          <table:table-cell table:formula="of:=[.H$52]" office:value-type="float" office:value="4104.58551547966" calcext:value-type="float">
            <text:p>4104.58551547966</text:p>
          </table:table-cell>
          <table:table-cell table:formula="of:=[.D29]*-1" office:value-type="float" office:value="-1049.14" calcext:value-type="float">
            <text:p>-1049.14</text:p>
          </table:table-cell>
          <table:table-cell table:formula="of:=[.C29]*-1" office:value-type="float" office:value="-3110.12" calcext:value-type="float">
            <text:p>-3110.12</text:p>
          </table:table-cell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2777.09" calcext:value-type="float">
            <text:p>2777.09</text:p>
          </table:table-cell>
          <table:table-cell office:value-type="float" office:value="2963.18" calcext:value-type="float">
            <text:p>2963.18</text:p>
          </table:table-cell>
          <table:table-cell office:value-type="float" office:value="1049.14" calcext:value-type="float">
            <text:p>1049.14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office:value-type="float" office:value="12267716.4009" calcext:value-type="float">
            <text:p>12267716.4009</text:p>
          </table:table-cell>
          <table:table-cell table:formula="of:=[.H$52]" office:value-type="float" office:value="4104.58551547966" calcext:value-type="float">
            <text:p>4104.58551547966</text:p>
          </table:table-cell>
          <table:table-cell table:formula="of:=[.D30]*-1" office:value-type="float" office:value="-1049.14" calcext:value-type="float">
            <text:p>-1049.14</text:p>
          </table:table-cell>
          <table:table-cell table:formula="of:=[.C30]*-1" office:value-type="float" office:value="-2963.18" calcext:value-type="float">
            <text:p>-2963.18</text:p>
          </table:table-cell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3073.87" calcext:value-type="float">
            <text:p>3073.87</text:p>
          </table:table-cell>
          <table:table-cell office:value-type="float" office:value="2876.04" calcext:value-type="float">
            <text:p>2876.04</text:p>
          </table:table-cell>
          <table:table-cell office:value-type="float" office:value="2098.28" calcext:value-type="float">
            <text:p>2098.28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office:value-type="float" office:value="7404494.0544" calcext:value-type="float">
            <text:p>7404494.0544</text:p>
          </table:table-cell>
          <table:table-cell table:formula="of:=[.H$52]" office:value-type="float" office:value="4104.58551547966" calcext:value-type="float">
            <text:p>4104.58551547966</text:p>
          </table:table-cell>
          <table:table-cell table:formula="of:=[.D31]*-1" office:value-type="float" office:value="-2098.28" calcext:value-type="float">
            <text:p>-2098.28</text:p>
          </table:table-cell>
          <table:table-cell table:formula="of:=[.C31]*-1" office:value-type="float" office:value="-2876.04" calcext:value-type="float">
            <text:p>-2876.04</text:p>
          </table:table-cell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3015.87" calcext:value-type="float">
            <text:p>3015.87</text:p>
          </table:table-cell>
          <table:table-cell office:value-type="float" office:value="2818.04" calcext:value-type="float">
            <text:p>2818.04</text:p>
          </table:table-cell>
          <table:table-cell office:value-type="float" office:value="2098.28" calcext:value-type="float">
            <text:p>2098.28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office:value-type="float" office:value="6989625.5641" calcext:value-type="float">
            <text:p>6989625.5641</text:p>
          </table:table-cell>
          <table:table-cell table:formula="of:=[.H$52]" office:value-type="float" office:value="4104.58551547966" calcext:value-type="float">
            <text:p>4104.58551547966</text:p>
          </table:table-cell>
          <table:table-cell table:formula="of:=[.D32]*-1" office:value-type="float" office:value="-2098.28" calcext:value-type="float">
            <text:p>-2098.28</text:p>
          </table:table-cell>
          <table:table-cell table:formula="of:=[.C32]*-1" office:value-type="float" office:value="-2818.04" calcext:value-type="float">
            <text:p>-2818.04</text:p>
          </table:table-cell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2625.95" calcext:value-type="float">
            <text:p>2625.95</text:p>
          </table:table-cell>
          <table:table-cell office:value-type="float" office:value="2756.14" calcext:value-type="float">
            <text:p>2756.14</text:p>
          </table:table-cell>
          <table:table-cell office:value-type="float" office:value="1573.71" calcext:value-type="float">
            <text:p>1573.71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office:value-type="float" office:value="3884683.3216" calcext:value-type="float">
            <text:p>3884683.3216</text:p>
          </table:table-cell>
          <table:table-cell table:formula="of:=[.H$52]" office:value-type="float" office:value="4104.58551547966" calcext:value-type="float">
            <text:p>4104.58551547966</text:p>
          </table:table-cell>
          <table:table-cell table:formula="of:=[.D33]*-1" office:value-type="float" office:value="-1573.71" calcext:value-type="float">
            <text:p>-1573.71</text:p>
          </table:table-cell>
          <table:table-cell table:formula="of:=[.C33]*-1" office:value-type="float" office:value="-2756.14" calcext:value-type="float">
            <text:p>-2756.14</text:p>
          </table:table-cell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3091.46" calcext:value-type="float">
            <text:p>3091.46</text:p>
          </table:table-cell>
          <table:table-cell office:value-type="float" office:value="2697.07" calcext:value-type="float">
            <text:p>2697.07</text:p>
          </table:table-cell>
          <table:table-cell office:value-type="float" office:value="2098.28" calcext:value-type="float">
            <text:p>2098.28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office:value-type="float" office:value="5224104.4969" calcext:value-type="float">
            <text:p>5224104.4969</text:p>
          </table:table-cell>
          <table:table-cell table:formula="of:=[.H$52]" office:value-type="float" office:value="4104.58551547966" calcext:value-type="float">
            <text:p>4104.58551547966</text:p>
          </table:table-cell>
          <table:table-cell table:formula="of:=[.D34]*-1" office:value-type="float" office:value="-2098.28" calcext:value-type="float">
            <text:p>-2098.28</text:p>
          </table:table-cell>
          <table:table-cell table:formula="of:=[.C34]*-1" office:value-type="float" office:value="-2697.07" calcext:value-type="float">
            <text:p>-2697.07</text:p>
          </table:table-cell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3106.43" calcext:value-type="float">
            <text:p>3106.43</text:p>
          </table:table-cell>
          <table:table-cell office:value-type="float" office:value="2681.47" calcext:value-type="float">
            <text:p>2681.47</text:p>
          </table:table-cell>
          <table:table-cell office:value-type="float" office:value="1573.71" calcext:value-type="float">
            <text:p>1573.71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office:value-type="float" office:value="19304423.9424" calcext:value-type="float">
            <text:p>19304423.9424</text:p>
          </table:table-cell>
          <table:table-cell table:formula="of:=[.H$52]" office:value-type="float" office:value="4104.58551547966" calcext:value-type="float">
            <text:p>4104.58551547966</text:p>
          </table:table-cell>
          <table:table-cell table:formula="of:=[.D35]*-1" office:value-type="float" office:value="-1573.71" calcext:value-type="float">
            <text:p>-1573.71</text:p>
          </table:table-cell>
          <table:table-cell table:formula="of:=[.C35]*-1" office:value-type="float" office:value="-2681.47" calcext:value-type="float">
            <text:p>-2681.47</text:p>
          </table:table-cell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2618.46" calcext:value-type="float">
            <text:p>2618.46</text:p>
          </table:table-cell>
          <table:table-cell office:value-type="float" office:value="2718.08" calcext:value-type="float">
            <text:p>2718.08</text:p>
          </table:table-cell>
          <table:table-cell office:value-type="float" office:value="1049.14" calcext:value-type="float">
            <text:p>1049.14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office:value-type="float" office:value="10641948.84" calcext:value-type="float">
            <text:p>10641948.84</text:p>
          </table:table-cell>
          <table:table-cell table:formula="of:=[.H$52]" office:value-type="float" office:value="4104.58551547966" calcext:value-type="float">
            <text:p>4104.58551547966</text:p>
          </table:table-cell>
          <table:table-cell table:formula="of:=[.D36]*-1" office:value-type="float" office:value="-1049.14" calcext:value-type="float">
            <text:p>-1049.14</text:p>
          </table:table-cell>
          <table:table-cell table:formula="of:=[.C36]*-1" office:value-type="float" office:value="-2718.08" calcext:value-type="float">
            <text:p>-2718.08</text:p>
          </table:table-cell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790.67" calcext:value-type="float">
            <text:p>2790.67</text:p>
          </table:table-cell>
          <table:table-cell office:value-type="float" office:value="2798.19" calcext:value-type="float">
            <text:p>2798.19</text:p>
          </table:table-cell>
          <table:table-cell office:value-type="float" office:value="524.569" calcext:value-type="float">
            <text:p>524.569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office:value-type="float" office:value="12904260.0625" calcext:value-type="float">
            <text:p>12904260.0625</text:p>
          </table:table-cell>
          <table:table-cell table:formula="of:=[.H$52]" office:value-type="float" office:value="4104.58551547966" calcext:value-type="float">
            <text:p>4104.58551547966</text:p>
          </table:table-cell>
          <table:table-cell table:formula="of:=[.D37]*-1" office:value-type="float" office:value="-524.569" calcext:value-type="float">
            <text:p>-524.569</text:p>
          </table:table-cell>
          <table:table-cell table:formula="of:=[.C37]*-1" office:value-type="float" office:value="-2798.19" calcext:value-type="float">
            <text:p>-2798.19</text:p>
          </table:table-cell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936.13" calcext:value-type="float">
            <text:p>2936.13</text:p>
          </table:table-cell>
          <table:table-cell office:value-type="float" office:value="2943.66" calcext:value-type="float">
            <text:p>2943.66</text:p>
          </table:table-cell>
          <table:table-cell office:value-type="float" office:value="524.569" calcext:value-type="float">
            <text:p>524.569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office:value-type="float" office:value="17469306.9369" calcext:value-type="float">
            <text:p>17469306.9369</text:p>
          </table:table-cell>
          <table:table-cell table:formula="of:=[.H$52]" office:value-type="float" office:value="4104.58551547966" calcext:value-type="float">
            <text:p>4104.58551547966</text:p>
          </table:table-cell>
          <table:table-cell table:formula="of:=[.D38]*-1" office:value-type="float" office:value="-524.569" calcext:value-type="float">
            <text:p>-524.569</text:p>
          </table:table-cell>
          <table:table-cell table:formula="of:=[.C38]*-1" office:value-type="float" office:value="-2943.66" calcext:value-type="float">
            <text:p>-2943.66</text:p>
          </table:table-cell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174.26" calcext:value-type="float">
            <text:p>3174.26</text:p>
          </table:table-cell>
          <table:table-cell office:value-type="float" office:value="3234.57" calcext:value-type="float">
            <text:p>3234.57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office:value-type="float" office:value="25394544.49" calcext:value-type="float">
            <text:p>25394544.49</text:p>
          </table:table-cell>
          <table:table-cell table:formula="of:=[.H$52]" office:value-type="float" office:value="4104.58551547966" calcext:value-type="float">
            <text:p>4104.58551547966</text:p>
          </table:table-cell>
          <table:table-cell table:formula="of:=[.D39]*-1" office:value-type="float" office:value="-0" calcext:value-type="float">
            <text:p>0</text:p>
          </table:table-cell>
          <table:table-cell table:formula="of:=[.C39]*-1" office:value-type="float" office:value="-3234.57" calcext:value-type="float">
            <text:p>-3234.57</text:p>
          </table:table-cell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557.11" calcext:value-type="float">
            <text:p>3557.11</text:p>
          </table:table-cell>
          <table:table-cell office:value-type="float" office:value="3617.42" calcext:value-type="float">
            <text:p>3617.42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office:value-type="float" office:value="40152879.7569" calcext:value-type="float">
            <text:p>40152879.7569</text:p>
          </table:table-cell>
          <table:table-cell table:formula="of:=[.H$52]" office:value-type="float" office:value="4104.58551547966" calcext:value-type="float">
            <text:p>4104.58551547966</text:p>
          </table:table-cell>
          <table:table-cell table:formula="of:=[.D40]*-1" office:value-type="float" office:value="-0" calcext:value-type="float">
            <text:p>0</text:p>
          </table:table-cell>
          <table:table-cell table:formula="of:=[.C40]*-1" office:value-type="float" office:value="-3617.42" calcext:value-type="float">
            <text:p>-3617.42</text:p>
          </table:table-cell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3846.29" calcext:value-type="float">
            <text:p>3846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office:value-type="float" office:value="30490496.1124" calcext:value-type="float">
            <text:p>30490496.1124</text:p>
          </table:table-cell>
          <table:table-cell table:formula="of:=[.H$52]" office:value-type="float" office:value="4104.58551547966" calcext:value-type="float">
            <text:p>4104.58551547966</text:p>
          </table:table-cell>
          <table:table-cell table:formula="of:=[.D41]*-1" office:value-type="float" office:value="-0" calcext:value-type="float">
            <text:p>0</text:p>
          </table:table-cell>
          <table:table-cell table:formula="of:=[.C41]*-1" office:value-type="float" office:value="-3846.29" calcext:value-type="float">
            <text:p>-3846.29</text:p>
          </table:table-cell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3989.48" calcext:value-type="float">
            <text:p>3989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office:value-type="float" office:value="37285189.9456" calcext:value-type="float">
            <text:p>37285189.9456</text:p>
          </table:table-cell>
          <table:table-cell table:formula="of:=[.H$52]" office:value-type="float" office:value="4104.58551547966" calcext:value-type="float">
            <text:p>4104.58551547966</text:p>
          </table:table-cell>
          <table:table-cell table:formula="of:=[.D42]*-1" office:value-type="float" office:value="-0" calcext:value-type="float">
            <text:p>0</text:p>
          </table:table-cell>
          <table:table-cell table:formula="of:=[.C42]*-1" office:value-type="float" office:value="-3989.48" calcext:value-type="float">
            <text:p>-3989.48</text:p>
          </table:table-cell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3997.24" calcext:value-type="float">
            <text:p>3997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office:value-type="float" office:value="32753644.6864" calcext:value-type="float">
            <text:p>32753644.6864</text:p>
          </table:table-cell>
          <table:table-cell table:formula="of:=[.H$52]" office:value-type="float" office:value="4104.58551547966" calcext:value-type="float">
            <text:p>4104.58551547966</text:p>
          </table:table-cell>
          <table:table-cell table:formula="of:=[.D43]*-1" office:value-type="float" office:value="-0" calcext:value-type="float">
            <text:p>0</text:p>
          </table:table-cell>
          <table:table-cell table:formula="of:=[.C43]*-1" office:value-type="float" office:value="-3997.24" calcext:value-type="float">
            <text:p>-3997.24</text:p>
          </table:table-cell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3930.93" calcext:value-type="float">
            <text:p>3930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office:value-type="float" office:value="36337869.0481" calcext:value-type="float">
            <text:p>36337869.0481</text:p>
          </table:table-cell>
          <table:table-cell table:formula="of:=[.H$52]" office:value-type="float" office:value="4104.58551547966" calcext:value-type="float">
            <text:p>4104.58551547966</text:p>
          </table:table-cell>
          <table:table-cell table:formula="of:=[.D44]*-1" office:value-type="float" office:value="-0" calcext:value-type="float">
            <text:p>0</text:p>
          </table:table-cell>
          <table:table-cell table:formula="of:=[.C44]*-1" office:value-type="float" office:value="-3930.93" calcext:value-type="float">
            <text:p>-3930.93</text:p>
          </table:table-cell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3841.61" calcext:value-type="float">
            <text:p>3841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office:value-type="float" office:value="30421622.7364" calcext:value-type="float">
            <text:p>30421622.7364</text:p>
          </table:table-cell>
          <table:table-cell table:formula="of:=[.H$52]" office:value-type="float" office:value="4104.58551547966" calcext:value-type="float">
            <text:p>4104.58551547966</text:p>
          </table:table-cell>
          <table:table-cell table:formula="of:=[.D45]*-1" office:value-type="float" office:value="-0" calcext:value-type="float">
            <text:p>0</text:p>
          </table:table-cell>
          <table:table-cell table:formula="of:=[.C45]*-1" office:value-type="float" office:value="-3841.61" calcext:value-type="float">
            <text:p>-3841.61</text:p>
          </table:table-cell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722.95" calcext:value-type="float">
            <text:p>3722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office:value-type="float" office:value="24640601.0449" calcext:value-type="float">
            <text:p>24640601.0449</text:p>
          </table:table-cell>
          <table:table-cell table:formula="of:=[.H$52]" office:value-type="float" office:value="4104.58551547966" calcext:value-type="float">
            <text:p>4104.58551547966</text:p>
          </table:table-cell>
          <table:table-cell table:formula="of:=[.D46]*-1" office:value-type="float" office:value="-0" calcext:value-type="float">
            <text:p>0</text:p>
          </table:table-cell>
          <table:table-cell table:formula="of:=[.C46]*-1" office:value-type="float" office:value="-3722.95" calcext:value-type="float">
            <text:p>-3722.95</text:p>
          </table:table-cell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547.59" calcext:value-type="float">
            <text:p>3547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office:value-type="float" office:value="26250764.6025" calcext:value-type="float">
            <text:p>26250764.6025</text:p>
          </table:table-cell>
          <table:table-cell table:formula="of:=[.H$52]" office:value-type="float" office:value="4104.58551547966" calcext:value-type="float">
            <text:p>4104.58551547966</text:p>
          </table:table-cell>
          <table:table-cell table:formula="of:=[.D47]*-1" office:value-type="float" office:value="-0" calcext:value-type="float">
            <text:p>0</text:p>
          </table:table-cell>
          <table:table-cell table:formula="of:=[.C47]*-1" office:value-type="float" office:value="-3547.59" calcext:value-type="float">
            <text:p>-3547.59</text:p>
          </table:table-cell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288.12" calcext:value-type="float">
            <text:p>3288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office:value-type="float" office:value="30962992.5136" calcext:value-type="float">
            <text:p>30962992.5136</text:p>
          </table:table-cell>
          <table:table-cell table:formula="of:=[.H$52]" office:value-type="float" office:value="4104.58551547966" calcext:value-type="float">
            <text:p>4104.58551547966</text:p>
          </table:table-cell>
          <table:table-cell table:formula="of:=[.D48]*-1" office:value-type="float" office:value="-0" calcext:value-type="float">
            <text:p>0</text:p>
          </table:table-cell>
          <table:table-cell table:formula="of:=[.C48]*-1" office:value-type="float" office:value="-3288.12" calcext:value-type="float">
            <text:p>-3288.12</text:p>
          </table:table-cell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2987.04" calcext:value-type="float">
            <text:p>2987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office:value-type="float" office:value="19150688.8225" calcext:value-type="float">
            <text:p>19150688.8225</text:p>
          </table:table-cell>
          <table:table-cell table:formula="of:=[.H$52]" office:value-type="float" office:value="4104.58551547966" calcext:value-type="float">
            <text:p>4104.58551547966</text:p>
          </table:table-cell>
          <table:table-cell table:formula="of:=[.D49]*-1" office:value-type="float" office:value="-0" calcext:value-type="float">
            <text:p>0</text:p>
          </table:table-cell>
          <table:table-cell table:formula="of:=[.C49]*-1" office:value-type="float" office:value="-2987.04" calcext:value-type="float">
            <text:p>-2987.04</text:p>
          </table:table-cell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6"/>
          <table:table-cell office:value-type="float" office:value="16847622.2538854" calcext:value-type="float">
            <text:p>16847622.253885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  <table:table-cell office:value-type="float" office:value="4104.58551547966" calcext:value-type="float">
            <text:p>4104.58551547966</text:p>
          </table:table-cell>
          <table:table-cell table:number-columns-repeated="3"/>
        </table:table-row>
      </table:table>
      <table:table table:name="Sheet2" table:style-name="ta1">
        <table:shapes>
          <draw:frame draw:z-index="0" draw:style-name="gr1" draw:text-style-name="P1" svg:width="9.185in" svg:height="5.5323in" svg:x="9.4362in" svg:y="1.0984in">
            <draw:object draw:notify-on-update-of-ranges="Sheet2.A2:Sheet2.A49 Sheet2.B2:Sheet2.B49 Sheet2.C2:Sheet2.C49 Sheet2.D2:Sheet2.D49 Sheet2.E2:Sheet2.E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national grid [W]</text:p>
          </table:table-cell>
          <table:table-cell office:value-type="string" calcext:value-type="string">
            <text:p><text:s/>fixe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777.93" calcext:value-type="float">
            <text:p>3777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office:value-type="float" office:value="20837216.4484" calcext:value-type="float">
            <text:p>20837216.4484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3504.48" calcext:value-type="float">
            <text:p>3504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office:value-type="float" office:value="18415598.9956" calcext:value-type="float">
            <text:p>18415598.9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3224.69" calcext:value-type="float">
            <text:p>3224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office:value-type="float" office:value="13090719.9721" calcext:value-type="float">
            <text:p>13090719.97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:30:00 AM</text:p>
          </table:table-cell>
          <table:table-cell office:value-type="float" office:value="15548.5" calcext:value-type="float">
            <text:p>15548.5</text:p>
          </table:table-cell>
          <table:table-cell office:value-type="float" office:value="2958.85" calcext:value-type="float">
            <text:p>2958.85</text:p>
          </table:table-cell>
          <table:table-cell office:value-type="float" office:value="12589.7" calcext:value-type="float">
            <text:p>12589.7</text:p>
          </table:table-cell>
          <table:table-cell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office:value-type="float" office:value="17132397.1569" calcext:value-type="float">
            <text:p>17132397.15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:00:00 AM</text:p>
          </table:table-cell>
          <table:table-cell office:value-type="float" office:value="15400.9" calcext:value-type="float">
            <text:p>15400.9</text:p>
          </table:table-cell>
          <table:table-cell office:value-type="float" office:value="2811.28" calcext:value-type="float">
            <text:p>2811.28</text:p>
          </table:table-cell>
          <table:table-cell office:value-type="float" office:value="12589.7" calcext:value-type="float">
            <text:p>12589.7</text:p>
          </table:table-cell>
          <table:table-cell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office:value-type="float" office:value="15932551.2336" calcext:value-type="float">
            <text:p>15932551.2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:30:00 AM</text:p>
          </table:table-cell>
          <table:table-cell office:value-type="float" office:value="15249.8" calcext:value-type="float">
            <text:p>15249.8</text:p>
          </table:table-cell>
          <table:table-cell office:value-type="float" office:value="2660.1" calcext:value-type="float">
            <text:p>2660.1</text:p>
          </table:table-cell>
          <table:table-cell office:value-type="float" office:value="12589.7" calcext:value-type="float">
            <text:p>12589.7</text:p>
          </table:table-cell>
          <table:table-cell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office:value-type="float" office:value="17925062.44" calcext:value-type="float">
            <text:p>17925062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:00:00 AM</text:p>
          </table:table-cell>
          <table:table-cell office:value-type="float" office:value="15113.6" calcext:value-type="float">
            <text:p>15113.6</text:p>
          </table:table-cell>
          <table:table-cell office:value-type="float" office:value="2523.94" calcext:value-type="float">
            <text:p>2523.94</text:p>
          </table:table-cell>
          <table:table-cell office:value-type="float" office:value="12589.7" calcext:value-type="float">
            <text:p>12589.7</text:p>
          </table:table-cell>
          <table:table-cell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office:value-type="float" office:value="16790735.5225" calcext:value-type="float">
            <text:p>16790735.5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:30:00 AM</text:p>
          </table:table-cell>
          <table:table-cell office:value-type="float" office:value="15014.9" calcext:value-type="float">
            <text:p>15014.9</text:p>
          </table:table-cell>
          <table:table-cell office:value-type="float" office:value="2425.25" calcext:value-type="float">
            <text:p>2425.25</text:p>
          </table:table-cell>
          <table:table-cell office:value-type="float" office:value="12589.7" calcext:value-type="float">
            <text:p>12589.7</text:p>
          </table:table-cell>
          <table:table-cell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office:value-type="float" office:value="7944956.9424" calcext:value-type="float">
            <text:p>7944956.9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:00:00 AM</text:p>
          </table:table-cell>
          <table:table-cell office:value-type="float" office:value="14930.3" calcext:value-type="float">
            <text:p>14930.3</text:p>
          </table:table-cell>
          <table:table-cell office:value-type="float" office:value="2340.6" calcext:value-type="float">
            <text:p>2340.6</text:p>
          </table:table-cell>
          <table:table-cell office:value-type="float" office:value="12589.7" calcext:value-type="float">
            <text:p>12589.7</text:p>
          </table:table-cell>
          <table:table-cell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office:value-type="float" office:value="9781006.0516" calcext:value-type="float">
            <text:p>9781006.0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:30:00 AM</text:p>
          </table:table-cell>
          <table:table-cell office:value-type="float" office:value="14862" calcext:value-type="float">
            <text:p>14862</text:p>
          </table:table-cell>
          <table:table-cell office:value-type="float" office:value="2272.34" calcext:value-type="float">
            <text:p>2272.34</text:p>
          </table:table-cell>
          <table:table-cell office:value-type="float" office:value="12589.7" calcext:value-type="float">
            <text:p>12589.7</text:p>
          </table:table-cell>
          <table:table-cell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office:value-type="float" office:value="11920584.8644" calcext:value-type="float">
            <text:p>11920584.86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:00:00 AM</text:p>
          </table:table-cell>
          <table:table-cell office:value-type="float" office:value="14863.4" calcext:value-type="float">
            <text:p>14863.4</text:p>
          </table:table-cell>
          <table:table-cell office:value-type="float" office:value="2273.73" calcext:value-type="float">
            <text:p>2273.73</text:p>
          </table:table-cell>
          <table:table-cell office:value-type="float" office:value="12589.7" calcext:value-type="float">
            <text:p>12589.7</text:p>
          </table:table-cell>
          <table:table-cell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office:value-type="float" office:value="7113689.1225" calcext:value-type="float">
            <text:p>7113689.1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:30:00 AM</text:p>
          </table:table-cell>
          <table:table-cell office:value-type="float" office:value="14848.8" calcext:value-type="float">
            <text:p>14848.8</text:p>
          </table:table-cell>
          <table:table-cell office:value-type="float" office:value="2259.12" calcext:value-type="float">
            <text:p>2259.12</text:p>
          </table:table-cell>
          <table:table-cell office:value-type="float" office:value="12589.7" calcext:value-type="float">
            <text:p>12589.7</text:p>
          </table:table-cell>
          <table:table-cell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office:value-type="float" office:value="14690509.1524" calcext:value-type="float">
            <text:p>14690509.1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:00:00 AM</text:p>
          </table:table-cell>
          <table:table-cell office:value-type="float" office:value="14831.5" calcext:value-type="float">
            <text:p>14831.5</text:p>
          </table:table-cell>
          <table:table-cell office:value-type="float" office:value="2241.81" calcext:value-type="float">
            <text:p>2241.81</text:p>
          </table:table-cell>
          <table:table-cell office:value-type="float" office:value="12589.7" calcext:value-type="float">
            <text:p>12589.7</text:p>
          </table:table-cell>
          <table:table-cell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office:value-type="float" office:value="9172841.9689" calcext:value-type="float">
            <text:p>9172841.9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4889.8" calcext:value-type="float">
            <text:p>14889.8</text:p>
          </table:table-cell>
          <table:table-cell office:value-type="float" office:value="2304.52" calcext:value-type="float">
            <text:p>2304.52</text:p>
          </table:table-cell>
          <table:table-cell office:value-type="float" office:value="12589.7" calcext:value-type="float">
            <text:p>12589.7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office:value-type="float" office:value="15006636.3456" calcext:value-type="float">
            <text:p>15006636.3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4966.1" calcext:value-type="float">
            <text:p>14966.1</text:p>
          </table:table-cell>
          <table:table-cell office:value-type="float" office:value="2380.86" calcext:value-type="float">
            <text:p>2380.86</text:p>
          </table:table-cell>
          <table:table-cell office:value-type="float" office:value="12589.7" calcext:value-type="float">
            <text:p>12589.7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office:value-type="float" office:value="7672346.01" calcext:value-type="float">
            <text:p>7672346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5004.3" calcext:value-type="float">
            <text:p>15004.3</text:p>
          </table:table-cell>
          <table:table-cell office:value-type="float" office:value="2524.04" calcext:value-type="float">
            <text:p>2524.04</text:p>
          </table:table-cell>
          <table:table-cell office:value-type="float" office:value="12589.7" calcext:value-type="float">
            <text:p>12589.7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office:value-type="float" office:value="10249602.25" calcext:value-type="float">
            <text:p>10249602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15193.9" calcext:value-type="float">
            <text:p>15193.9</text:p>
          </table:table-cell>
          <table:table-cell office:value-type="float" office:value="2713.63" calcext:value-type="float">
            <text:p>2713.63</text:p>
          </table:table-cell>
          <table:table-cell office:value-type="float" office:value="12589.7" calcext:value-type="float">
            <text:p>12589.7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office:value-type="float" office:value="6782065.9776" calcext:value-type="float">
            <text:p>6782065.9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15290" calcext:value-type="float">
            <text:p>15290</text:p>
          </table:table-cell>
          <table:table-cell office:value-type="float" office:value="2964.97" calcext:value-type="float">
            <text:p>2964.97</text:p>
          </table:table-cell>
          <table:table-cell office:value-type="float" office:value="12589.7" calcext:value-type="float">
            <text:p>12589.7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office:value-type="float" office:value="9571412.8129" calcext:value-type="float">
            <text:p>9571412.8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15625.9" calcext:value-type="float">
            <text:p>15625.9</text:p>
          </table:table-cell>
          <table:table-cell office:value-type="float" office:value="3300.9" calcext:value-type="float">
            <text:p>3300.9</text:p>
          </table:table-cell>
          <table:table-cell office:value-type="float" office:value="12589.7" calcext:value-type="float">
            <text:p>12589.7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office:value-type="float" office:value="11762842.09" calcext:value-type="float">
            <text:p>11762842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3104.87" calcext:value-type="float">
            <text:p>3104.87</text:p>
          </table:table-cell>
          <table:table-cell office:value-type="float" office:value="3615.32" calcext:value-type="float">
            <text:p>3615.32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office:value-type="float" office:value="15145562.3929" calcext:value-type="float">
            <text:p>15145562.39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3367.43" calcext:value-type="float">
            <text:p>3367.43</text:p>
          </table:table-cell>
          <table:table-cell office:value-type="float" office:value="3877.88" calcext:value-type="float">
            <text:p>3877.88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office:value-type="float" office:value="14143992.7225" calcext:value-type="float">
            <text:p>14143992.7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983.58" calcext:value-type="float">
            <text:p>2983.58</text:p>
          </table:table-cell>
          <table:table-cell office:value-type="float" office:value="4136.97" calcext:value-type="float">
            <text:p>4136.9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office:value-type="float" office:value="17337730.0996" calcext:value-type="float">
            <text:p>17337730.0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3231.89" calcext:value-type="float">
            <text:p>3231.89</text:p>
          </table:table-cell>
          <table:table-cell office:value-type="float" office:value="4385.27" calcext:value-type="float">
            <text:p>4385.2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office:value-type="float" office:value="23093695.2481" calcext:value-type="float">
            <text:p>23093695.2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3174.38" calcext:value-type="float">
            <text:p>3174.38</text:p>
          </table:table-cell>
          <table:table-cell office:value-type="float" office:value="4627.25" calcext:value-type="float">
            <text:p>4627.25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office:value-type="float" office:value="22544358.6481" calcext:value-type="float">
            <text:p>22544358.6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3282.06" calcext:value-type="float">
            <text:p>3282.06</text:p>
          </table:table-cell>
          <table:table-cell office:value-type="float" office:value="4734.93" calcext:value-type="float">
            <text:p>4734.93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office:value-type="float" office:value="16556028.5881" calcext:value-type="float">
            <text:p>16556028.5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2295.9" calcext:value-type="float">
            <text:p>2295.9</text:p>
          </table:table-cell>
          <table:table-cell office:value-type="float" office:value="4695.45" calcext:value-type="float">
            <text:p>4695.45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office:value-type="float" office:value="5271156.81" calcext:value-type="float">
            <text:p>5271156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2081.49" calcext:value-type="float">
            <text:p>2081.49</text:p>
          </table:table-cell>
          <table:table-cell office:value-type="float" office:value="4481.04" calcext:value-type="float">
            <text:p>4481.04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office:value-type="float" office:value="6125229.0064" calcext:value-type="float">
            <text:p>6125229.0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911.6" calcext:value-type="float">
            <text:p>2911.6</text:p>
          </table:table-cell>
          <table:table-cell office:value-type="float" office:value="4146.83" calcext:value-type="float">
            <text:p>4146.8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office:value-type="float" office:value="16743481.9344" calcext:value-type="float">
            <text:p>16743481.9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2715.68" calcext:value-type="float">
            <text:p>2715.68</text:p>
          </table:table-cell>
          <table:table-cell office:value-type="float" office:value="3950.91" calcext:value-type="float">
            <text:p>3950.91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office:value-type="float" office:value="12267716.4009" calcext:value-type="float">
            <text:p>12267716.4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934.27" calcext:value-type="float">
            <text:p>1934.27</text:p>
          </table:table-cell>
          <table:table-cell office:value-type="float" office:value="3834.71" calcext:value-type="float">
            <text:p>3834.71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office:value-type="float" office:value="7404494.0544" calcext:value-type="float">
            <text:p>7404494.05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856.93" calcext:value-type="float">
            <text:p>1856.93</text:p>
          </table:table-cell>
          <table:table-cell office:value-type="float" office:value="3757.38" calcext:value-type="float">
            <text:p>3757.38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office:value-type="float" office:value="6989625.5641" calcext:value-type="float">
            <text:p>6989625.56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3674.85" calcext:value-type="float">
            <text:p>3674.85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office:value-type="float" office:value="3884683.3216" calcext:value-type="float">
            <text:p>3884683.3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892.2" calcext:value-type="float">
            <text:p>1892.2</text:p>
          </table:table-cell>
          <table:table-cell office:value-type="float" office:value="3596.1" calcext:value-type="float">
            <text:p>3596.1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office:value-type="float" office:value="5224104.4969" calcext:value-type="float">
            <text:p>5224104.4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2426.55" calcext:value-type="float">
            <text:p>2426.55</text:p>
          </table:table-cell>
          <table:table-cell office:value-type="float" office:value="3575.3" calcext:value-type="float">
            <text:p>3575.3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office:value-type="float" office:value="19304423.9424" calcext:value-type="float">
            <text:p>19304423.9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2475.35" calcext:value-type="float">
            <text:p>2475.35</text:p>
          </table:table-cell>
          <table:table-cell office:value-type="float" office:value="3624.1" calcext:value-type="float">
            <text:p>3624.1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office:value-type="float" office:value="10641948.84" calcext:value-type="float">
            <text:p>10641948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3198.83" calcext:value-type="float">
            <text:p>3198.83</text:p>
          </table:table-cell>
          <table:table-cell office:value-type="float" office:value="3730.92" calcext:value-type="float">
            <text:p>3730.92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office:value-type="float" office:value="12904260.0625" calcext:value-type="float">
            <text:p>1290426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3392.78" calcext:value-type="float">
            <text:p>3392.78</text:p>
          </table:table-cell>
          <table:table-cell office:value-type="float" office:value="3924.87" calcext:value-type="float">
            <text:p>3924.87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office:value-type="float" office:value="17469306.9369" calcext:value-type="float">
            <text:p>17469306.9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4252.45" calcext:value-type="float">
            <text:p>4252.45</text:p>
          </table:table-cell>
          <table:table-cell office:value-type="float" office:value="4312.76" calcext:value-type="float">
            <text:p>4312.76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office:value-type="float" office:value="25394544.49" calcext:value-type="float">
            <text:p>25394544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4762.92" calcext:value-type="float">
            <text:p>4762.92</text:p>
          </table:table-cell>
          <table:table-cell office:value-type="float" office:value="4823.23" calcext:value-type="float">
            <text:p>4823.23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office:value-type="float" office:value="40152879.7569" calcext:value-type="float">
            <text:p>40152879.75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5128.39" calcext:value-type="float">
            <text:p>5128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office:value-type="float" office:value="30490496.1124" calcext:value-type="float">
            <text:p>30490496.1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5319.3" calcext:value-type="float">
            <text:p>531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office:value-type="float" office:value="37285189.9456" calcext:value-type="float">
            <text:p>37285189.9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5329.66" calcext:value-type="float">
            <text:p>5329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office:value-type="float" office:value="32753644.6864" calcext:value-type="float">
            <text:p>32753644.6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5241.24" calcext:value-type="float">
            <text:p>5241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office:value-type="float" office:value="36337869.0481" calcext:value-type="float">
            <text:p>36337869.0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5122.15" calcext:value-type="float">
            <text:p>5122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office:value-type="float" office:value="30421622.7364" calcext:value-type="float">
            <text:p>30421622.7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4963.93" calcext:value-type="float">
            <text:p>4963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office:value-type="float" office:value="24640601.0449" calcext:value-type="float">
            <text:p>24640601.0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4730.12" calcext:value-type="float">
            <text:p>473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office:value-type="float" office:value="26250764.6025" calcext:value-type="float">
            <text:p>26250764.6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4384.16" calcext:value-type="float">
            <text:p>4384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office:value-type="float" office:value="30962992.5136" calcext:value-type="float">
            <text:p>30962992.5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982.72" calcext:value-type="float">
            <text:p>3982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office:value-type="float" office:value="19150688.8225" calcext:value-type="float">
            <text:p>19150688.822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office:value-type="float" office:value="16847622.2538854" calcext:value-type="float">
            <text:p>16847622.2538854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office:value-type="float" office:value="4104.58551547966" calcext:value-type="float">
            <text:p>4104.5855154796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7T18:02:34.928007516</dc:date>
    <meta:editing-duration>PT43M58S</meta:editing-duration>
    <meta:editing-cycles>3</meta:editing-cycles>
    <meta:generator>LibreOffice/7.3.7.2$Linux_X86_64 LibreOffice_project/30$Build-2</meta:generator>
    <meta:document-statistic meta:table-count="2" meta:cell-count="92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41cm" svg:height="16.47cm" xlink:href=".." xlink:type="simple" chart:class="chart:scatter" chart:style-name="ch1">
        <chart:legend chart:legend-position="end" svg:x="23.025cm" svg:y="7.438cm" style:legend-expansion="high" chart:style-name="ch2"/>
        <chart:plot-area chart:style-name="ch3" table:cell-range-address="working.A1:working.A49 working.C1:working.E49" chart:data-source-has-labels="both" svg:x="0.54cm" svg:y="0.329cm" svg:width="21.945cm" svg:height="15.812cm">
          <chart:coordinate-region svg:x="1.532cm" svg:y="0.528cm" svg:width="20.767cm" svg:height="14.966cm"/>
          <chart:axis chart:dimension="x" chart:name="primary-x" chart:style-name="ch4" chartooo:axis-type="auto">
            <chart:categories table:cell-range-address="working.A2:working.A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orking.C2:working.C49" chart:label-cell-address="working.C1:working.C1" chart:class="chart:scatter">
            <chart:data-point chart:repeated="48"/>
          </chart:series>
          <chart:series chart:style-name="ch8" chart:values-cell-range-address="working.D2:working.D49" chart:label-cell-address="working.D1:working.D1" chart:class="chart:scatter">
            <chart:data-point chart:repeated="48"/>
          </chart:series>
          <chart:series chart:style-name="ch9" chart:values-cell-range-address="working.E2:working.E49" chart:label-cell-address="working.E1:working.E1" chart:class="chart:scatter">
            <chart:data-point chart:repeated="4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fixed load [W]</text:p>
                <draw:g>
                  <svg:desc>working.C1:working.C1</svg:desc>
                </draw:g>
              </table:table-cell>
              <table:table-cell office:value-type="string">
                <text:p> variable load [W]</text:p>
                <draw:g>
                  <svg:desc>working.D1:working.D1</svg:desc>
                </draw:g>
              </table:table-cell>
              <table:table-cell office:value-type="string">
                <text:p> PV [W] </text:p>
                <draw:g>
                  <svg:desc>working.E1:working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working.A2:working.A49</svg:desc>
                </draw:g>
              </table:table-cell>
              <table:table-cell office:value-type="float" office:value="2833.45">
                <text:p>2833.45</text:p>
                <draw:g>
                  <svg:desc>working.C2:working.C49</svg:desc>
                </draw:g>
              </table:table-cell>
              <table:table-cell office:value-type="float" office:value="0">
                <text:p>0</text:p>
                <draw:g>
                  <svg:desc>working.D2:working.D49</svg:desc>
                </draw:g>
              </table:table-cell>
              <table:table-cell office:value-type="float" office:value="0">
                <text:p>0</text:p>
                <draw:g>
                  <svg:desc>working.E2:working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628.36">
                <text:p>2628.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418.52">
                <text:p>2418.52</text:p>
              </table:table-cell>
              <table:table-cell office:value-type="float" office:value="524.569">
                <text:p>524.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219.14">
                <text:p>2219.14</text:p>
              </table:table-cell>
              <table:table-cell office:value-type="float" office:value="524.569">
                <text:p>524.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108.46">
                <text:p>2108.46</text:p>
              </table:table-cell>
              <table:table-cell office:value-type="float" office:value="524.569">
                <text:p>524.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1995.07">
                <text:p>1995.07</text:p>
              </table:table-cell>
              <table:table-cell office:value-type="float" office:value="1049.14">
                <text:p>1049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1892.96">
                <text:p>1892.96</text:p>
              </table:table-cell>
              <table:table-cell office:value-type="float" office:value="1049.14">
                <text:p>1049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818.94">
                <text:p>1818.94</text:p>
              </table:table-cell>
              <table:table-cell office:value-type="float" office:value="1049.14">
                <text:p>1049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755.45">
                <text:p>1755.45</text:p>
              </table:table-cell>
              <table:table-cell office:value-type="float" office:value="1049.14">
                <text:p>1049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704.25">
                <text:p>1704.25</text:p>
              </table:table-cell>
              <table:table-cell office:value-type="float" office:value="1049.14">
                <text:p>1049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705.29">
                <text:p>1705.29</text:p>
              </table:table-cell>
              <table:table-cell office:value-type="float" office:value="1049.14">
                <text:p>1049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694.34">
                <text:p>1694.34</text:p>
              </table:table-cell>
              <table:table-cell office:value-type="float" office:value="1049.14">
                <text:p>1049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681.36">
                <text:p>1681.36</text:p>
              </table:table-cell>
              <table:table-cell office:value-type="float" office:value="1049.14">
                <text:p>1049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728.39">
                <text:p>1728.39</text:p>
              </table:table-cell>
              <table:table-cell office:value-type="float" office:value="1049.14">
                <text:p>1049.14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785.65">
                <text:p>1785.65</text:p>
              </table:table-cell>
              <table:table-cell office:value-type="float" office:value="1049.14">
                <text:p>1049.14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893.03">
                <text:p>1893.03</text:p>
              </table:table-cell>
              <table:table-cell office:value-type="float" office:value="1049.14">
                <text:p>1049.14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35.23">
                <text:p>2035.23</text:p>
              </table:table-cell>
              <table:table-cell office:value-type="float" office:value="1049.14">
                <text:p>1049.14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223.73">
                <text:p>2223.73</text:p>
              </table:table-cell>
              <table:table-cell office:value-type="float" office:value="1049.14">
                <text:p>1049.14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475.68">
                <text:p>2475.68</text:p>
              </table:table-cell>
              <table:table-cell office:value-type="float" office:value="524.569">
                <text:p>524.569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711.49">
                <text:p>2711.49</text:p>
              </table:table-cell>
              <table:table-cell office:value-type="float" office:value="524.569">
                <text:p>524.569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908.41">
                <text:p>2908.41</text:p>
              </table:table-cell>
              <table:table-cell office:value-type="float" office:value="524.569">
                <text:p>524.569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3102.73">
                <text:p>3102.73</text:p>
              </table:table-cell>
              <table:table-cell office:value-type="float" office:value="1049.14">
                <text:p>1049.14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3288.95">
                <text:p>3288.95</text:p>
              </table:table-cell>
              <table:table-cell office:value-type="float" office:value="524.569">
                <text:p>524.569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3470.44">
                <text:p>3470.44</text:p>
              </table:table-cell>
              <table:table-cell office:value-type="float" office:value="1049.14">
                <text:p>1049.14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3551.2">
                <text:p>3551.2</text:p>
              </table:table-cell>
              <table:table-cell office:value-type="float" office:value="1049.14">
                <text:p>1049.14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3521.59">
                <text:p>3521.59</text:p>
              </table:table-cell>
              <table:table-cell office:value-type="float" office:value="1573.71">
                <text:p>1573.71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3360.78">
                <text:p>3360.78</text:p>
              </table:table-cell>
              <table:table-cell office:value-type="float" office:value="2098.28">
                <text:p>2098.28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3110.12">
                <text:p>3110.12</text:p>
              </table:table-cell>
              <table:table-cell office:value-type="float" office:value="1049.14">
                <text:p>1049.14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2963.18">
                <text:p>2963.18</text:p>
              </table:table-cell>
              <table:table-cell office:value-type="float" office:value="1049.14">
                <text:p>1049.14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2876.04">
                <text:p>2876.04</text:p>
              </table:table-cell>
              <table:table-cell office:value-type="float" office:value="2098.28">
                <text:p>2098.28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2818.04">
                <text:p>2818.04</text:p>
              </table:table-cell>
              <table:table-cell office:value-type="float" office:value="2098.28">
                <text:p>2098.28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2756.14">
                <text:p>2756.14</text:p>
              </table:table-cell>
              <table:table-cell office:value-type="float" office:value="1573.71">
                <text:p>1573.71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2697.07">
                <text:p>2697.07</text:p>
              </table:table-cell>
              <table:table-cell office:value-type="float" office:value="2098.28">
                <text:p>2098.28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2681.47">
                <text:p>2681.47</text:p>
              </table:table-cell>
              <table:table-cell office:value-type="float" office:value="1573.71">
                <text:p>1573.71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2718.08">
                <text:p>2718.08</text:p>
              </table:table-cell>
              <table:table-cell office:value-type="float" office:value="1049.14">
                <text:p>1049.14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798.19">
                <text:p>2798.19</text:p>
              </table:table-cell>
              <table:table-cell office:value-type="float" office:value="524.569">
                <text:p>524.569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943.66">
                <text:p>2943.66</text:p>
              </table:table-cell>
              <table:table-cell office:value-type="float" office:value="524.569">
                <text:p>524.569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234.57">
                <text:p>3234.57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617.42">
                <text:p>3617.42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3846.29">
                <text:p>3846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3989.48">
                <text:p>3989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3997.24">
                <text:p>3997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3930.93">
                <text:p>3930.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3841.61">
                <text:p>3841.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722.95">
                <text:p>3722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547.59">
                <text:p>3547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288.12">
                <text:p>3288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2987.04">
                <text:p>2987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31cm" svg:height="14.053cm" xlink:href=".." xlink:type="simple" chart:class="chart:line" chart:style-name="ch1">
        <chart:legend chart:legend-position="end" svg:x="20.479cm" svg:y="5.98cm" style:legend-expansion="high" chart:style-name="ch2"/>
        <chart:plot-area chart:style-name="ch3" table:cell-range-address="Sheet2.A2:Sheet2.E49" chart:data-source-has-labels="column" svg:x="0.466cm" svg:y="0.281cm" svg:width="19.547cm" svg:height="13.491cm">
          <chart:coordinate-region svg:x="1.992cm" svg:y="0.48cm" svg:width="18.021cm" svg:height="11.378cm"/>
          <chart:axis chart:dimension="x" chart:name="primary-x" chart:style-name="ch4" chartooo:axis-type="auto">
            <chartooo:date-scale/>
            <chart:categories table:cell-range-address="Sheet2.A2:Sheet2.A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49" chart:class="chart:line">
            <chart:data-point chart:repeated="48"/>
          </chart:series>
          <chart:series chart:style-name="ch7" chart:values-cell-range-address="Sheet2.C2:Sheet2.C49" chart:class="chart:line">
            <chart:data-point chart:repeated="48"/>
          </chart:series>
          <chart:series chart:style-name="ch8" chart:values-cell-range-address="Sheet2.D2:Sheet2.D49" chart:class="chart:line">
            <chart:data-point chart:repeated="48"/>
          </chart:series>
          <chart:series chart:style-name="ch9" chart:values-cell-range-address="Sheet2.E2:Sheet2.E49" chart:class="chart:line">
            <chart:data-point chart:repeated="4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Sheet2.A2:Sheet2.A49</svg:desc>
                </draw:g>
              </table:table-cell>
              <table:table-cell office:value-type="float" office:value="3777.93">
                <text:p>3777.93</text:p>
                <draw:g>
                  <svg:desc>Sheet2.B2:Sheet2.B49</svg:desc>
                </draw:g>
              </table:table-cell>
              <table:table-cell office:value-type="float" office:value="3777.93">
                <text:p>3777.93</text:p>
                <draw:g>
                  <svg:desc>Sheet2.C2:Sheet2.C49</svg:desc>
                </draw:g>
              </table:table-cell>
              <table:table-cell office:value-type="float" office:value="0">
                <text:p>0</text:p>
                <draw:g>
                  <svg:desc>Sheet2.D2:Sheet2.D49</svg:desc>
                </draw:g>
              </table:table-cell>
              <table:table-cell office:value-type="float" office:value="0">
                <text:p>0</text:p>
                <draw:g>
                  <svg:desc>Sheet2.E2:Sheet2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3504.48">
                <text:p>3504.48</text:p>
              </table:table-cell>
              <table:table-cell office:value-type="float" office:value="3504.48">
                <text:p>3504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3224.69">
                <text:p>3224.69</text:p>
              </table:table-cell>
              <table:table-cell office:value-type="float" office:value="3224.69">
                <text:p>3224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15548.5">
                <text:p>15548.5</text:p>
              </table:table-cell>
              <table:table-cell office:value-type="float" office:value="2958.85">
                <text:p>2958.85</text:p>
              </table:table-cell>
              <table:table-cell office:value-type="float" office:value="12589.7">
                <text:p>12589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15400.9">
                <text:p>15400.9</text:p>
              </table:table-cell>
              <table:table-cell office:value-type="float" office:value="2811.28">
                <text:p>2811.28</text:p>
              </table:table-cell>
              <table:table-cell office:value-type="float" office:value="12589.7">
                <text:p>12589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15249.8">
                <text:p>15249.8</text:p>
              </table:table-cell>
              <table:table-cell office:value-type="float" office:value="2660.1">
                <text:p>2660.1</text:p>
              </table:table-cell>
              <table:table-cell office:value-type="float" office:value="12589.7">
                <text:p>12589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15113.6">
                <text:p>15113.6</text:p>
              </table:table-cell>
              <table:table-cell office:value-type="float" office:value="2523.94">
                <text:p>2523.94</text:p>
              </table:table-cell>
              <table:table-cell office:value-type="float" office:value="12589.7">
                <text:p>12589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5014.9">
                <text:p>15014.9</text:p>
              </table:table-cell>
              <table:table-cell office:value-type="float" office:value="2425.25">
                <text:p>2425.25</text:p>
              </table:table-cell>
              <table:table-cell office:value-type="float" office:value="12589.7">
                <text:p>12589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4930.3">
                <text:p>14930.3</text:p>
              </table:table-cell>
              <table:table-cell office:value-type="float" office:value="2340.6">
                <text:p>2340.6</text:p>
              </table:table-cell>
              <table:table-cell office:value-type="float" office:value="12589.7">
                <text:p>12589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4862">
                <text:p>14862</text:p>
              </table:table-cell>
              <table:table-cell office:value-type="float" office:value="2272.34">
                <text:p>2272.34</text:p>
              </table:table-cell>
              <table:table-cell office:value-type="float" office:value="12589.7">
                <text:p>12589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4863.4">
                <text:p>14863.4</text:p>
              </table:table-cell>
              <table:table-cell office:value-type="float" office:value="2273.73">
                <text:p>2273.73</text:p>
              </table:table-cell>
              <table:table-cell office:value-type="float" office:value="12589.7">
                <text:p>12589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4848.8">
                <text:p>14848.8</text:p>
              </table:table-cell>
              <table:table-cell office:value-type="float" office:value="2259.12">
                <text:p>2259.12</text:p>
              </table:table-cell>
              <table:table-cell office:value-type="float" office:value="12589.7">
                <text:p>12589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4831.5">
                <text:p>14831.5</text:p>
              </table:table-cell>
              <table:table-cell office:value-type="float" office:value="2241.81">
                <text:p>2241.81</text:p>
              </table:table-cell>
              <table:table-cell office:value-type="float" office:value="12589.7">
                <text:p>12589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4889.8">
                <text:p>14889.8</text:p>
              </table:table-cell>
              <table:table-cell office:value-type="float" office:value="2304.52">
                <text:p>2304.52</text:p>
              </table:table-cell>
              <table:table-cell office:value-type="float" office:value="12589.7">
                <text:p>12589.7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4966.1">
                <text:p>14966.1</text:p>
              </table:table-cell>
              <table:table-cell office:value-type="float" office:value="2380.86">
                <text:p>2380.86</text:p>
              </table:table-cell>
              <table:table-cell office:value-type="float" office:value="12589.7">
                <text:p>12589.7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5004.3">
                <text:p>15004.3</text:p>
              </table:table-cell>
              <table:table-cell office:value-type="float" office:value="2524.04">
                <text:p>2524.04</text:p>
              </table:table-cell>
              <table:table-cell office:value-type="float" office:value="12589.7">
                <text:p>12589.7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15193.9">
                <text:p>15193.9</text:p>
              </table:table-cell>
              <table:table-cell office:value-type="float" office:value="2713.63">
                <text:p>2713.63</text:p>
              </table:table-cell>
              <table:table-cell office:value-type="float" office:value="12589.7">
                <text:p>12589.7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15290">
                <text:p>15290</text:p>
              </table:table-cell>
              <table:table-cell office:value-type="float" office:value="2964.97">
                <text:p>2964.97</text:p>
              </table:table-cell>
              <table:table-cell office:value-type="float" office:value="12589.7">
                <text:p>12589.7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15625.9">
                <text:p>15625.9</text:p>
              </table:table-cell>
              <table:table-cell office:value-type="float" office:value="3300.9">
                <text:p>3300.9</text:p>
              </table:table-cell>
              <table:table-cell office:value-type="float" office:value="12589.7">
                <text:p>12589.7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3104.87">
                <text:p>3104.87</text:p>
              </table:table-cell>
              <table:table-cell office:value-type="float" office:value="3615.32">
                <text:p>3615.32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3367.43">
                <text:p>3367.43</text:p>
              </table:table-cell>
              <table:table-cell office:value-type="float" office:value="3877.88">
                <text:p>3877.88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983.58">
                <text:p>2983.58</text:p>
              </table:table-cell>
              <table:table-cell office:value-type="float" office:value="4136.97">
                <text:p>4136.9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3231.89">
                <text:p>3231.89</text:p>
              </table:table-cell>
              <table:table-cell office:value-type="float" office:value="4385.27">
                <text:p>4385.2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3174.38">
                <text:p>3174.38</text:p>
              </table:table-cell>
              <table:table-cell office:value-type="float" office:value="4627.25">
                <text:p>4627.25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3282.06">
                <text:p>3282.06</text:p>
              </table:table-cell>
              <table:table-cell office:value-type="float" office:value="4734.93">
                <text:p>4734.93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2295.9">
                <text:p>2295.9</text:p>
              </table:table-cell>
              <table:table-cell office:value-type="float" office:value="4695.45">
                <text:p>4695.45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2081.49">
                <text:p>2081.49</text:p>
              </table:table-cell>
              <table:table-cell office:value-type="float" office:value="4481.04">
                <text:p>4481.04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911.6">
                <text:p>2911.6</text:p>
              </table:table-cell>
              <table:table-cell office:value-type="float" office:value="4146.83">
                <text:p>4146.8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2715.68">
                <text:p>2715.68</text:p>
              </table:table-cell>
              <table:table-cell office:value-type="float" office:value="3950.91">
                <text:p>3950.91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934.27">
                <text:p>1934.27</text:p>
              </table:table-cell>
              <table:table-cell office:value-type="float" office:value="3834.71">
                <text:p>3834.71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856.93">
                <text:p>1856.93</text:p>
              </table:table-cell>
              <table:table-cell office:value-type="float" office:value="3757.38">
                <text:p>3757.38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970.96">
                <text:p>1970.96</text:p>
              </table:table-cell>
              <table:table-cell office:value-type="float" office:value="3674.85">
                <text:p>3674.85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892.2">
                <text:p>1892.2</text:p>
              </table:table-cell>
              <table:table-cell office:value-type="float" office:value="3596.1">
                <text:p>3596.1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2426.55">
                <text:p>2426.55</text:p>
              </table:table-cell>
              <table:table-cell office:value-type="float" office:value="3575.3">
                <text:p>3575.3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2475.35">
                <text:p>2475.35</text:p>
              </table:table-cell>
              <table:table-cell office:value-type="float" office:value="3624.1">
                <text:p>3624.1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3198.83">
                <text:p>3198.83</text:p>
              </table:table-cell>
              <table:table-cell office:value-type="float" office:value="3730.92">
                <text:p>3730.92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3392.78">
                <text:p>3392.78</text:p>
              </table:table-cell>
              <table:table-cell office:value-type="float" office:value="3924.87">
                <text:p>3924.87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4252.45">
                <text:p>4252.45</text:p>
              </table:table-cell>
              <table:table-cell office:value-type="float" office:value="4312.76">
                <text:p>4312.76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4762.92">
                <text:p>4762.92</text:p>
              </table:table-cell>
              <table:table-cell office:value-type="float" office:value="4823.23">
                <text:p>4823.23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5128.39">
                <text:p>5128.39</text:p>
              </table:table-cell>
              <table:table-cell office:value-type="float" office:value="5128.39">
                <text:p>5128.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5319.3">
                <text:p>5319.3</text:p>
              </table:table-cell>
              <table:table-cell office:value-type="float" office:value="5319.3">
                <text:p>5319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5329.66">
                <text:p>5329.66</text:p>
              </table:table-cell>
              <table:table-cell office:value-type="float" office:value="5329.66">
                <text:p>5329.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5241.24">
                <text:p>5241.24</text:p>
              </table:table-cell>
              <table:table-cell office:value-type="float" office:value="5241.24">
                <text:p>5241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5122.15">
                <text:p>5122.15</text:p>
              </table:table-cell>
              <table:table-cell office:value-type="float" office:value="5122.15">
                <text:p>5122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4963.93">
                <text:p>4963.93</text:p>
              </table:table-cell>
              <table:table-cell office:value-type="float" office:value="4963.93">
                <text:p>4963.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4730.12">
                <text:p>4730.12</text:p>
              </table:table-cell>
              <table:table-cell office:value-type="float" office:value="4730.12">
                <text:p>4730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4384.16">
                <text:p>4384.16</text:p>
              </table:table-cell>
              <table:table-cell office:value-type="float" office:value="4384.16">
                <text:p>4384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982.72">
                <text:p>3982.72</text:p>
              </table:table-cell>
              <table:table-cell office:value-type="float" office:value="3982.72">
                <text:p>3982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